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FreeSans" svg:font-family="FreeSans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394cm" table:align="left"/>
    </style:style>
    <style:style style:name="Таблица1.A" style:family="table-column">
      <style:table-column-properties style:column-width="6.098cm"/>
    </style:style>
    <style:style style:name="Таблица1.B" style:family="table-column">
      <style:table-column-properties style:column-width="10.296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401cm" style:rel-width="100%" table:align="left"/>
    </style:style>
    <style:style style:name="Таблица2.A" style:family="table-column">
      <style:table-column-properties style:column-width="4.015cm" style:rel-column-width="2276*"/>
    </style:style>
    <style:style style:name="Таблица2.B" style:family="table-column">
      <style:table-column-properties style:column-width="3.242cm" style:rel-column-width="1838*"/>
    </style:style>
    <style:style style:name="Таблица2.C" style:family="table-column">
      <style:table-column-properties style:column-width="9.144cm" style:rel-column-width="51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Code">
      <style:text-properties officeooo:rsid="001161ba" officeooo:paragraph-rsid="001161ba"/>
    </style:style>
    <style:style style:name="P3" style:family="paragraph" style:parent-style-name="Code">
      <style:text-properties officeooo:paragraph-rsid="0012caec"/>
    </style:style>
    <style:style style:name="P4" style:family="paragraph" style:parent-style-name="Code">
      <style:text-properties officeooo:rsid="00139f09" officeooo:paragraph-rsid="00139f09"/>
    </style:style>
    <style:style style:name="P5" style:family="paragraph" style:parent-style-name="Code">
      <style:text-properties officeooo:rsid="00139f09" officeooo:paragraph-rsid="00159696"/>
    </style:style>
    <style:style style:name="P6" style:family="paragraph" style:parent-style-name="Code">
      <style:text-properties officeooo:rsid="0015dca5" officeooo:paragraph-rsid="0015dca5"/>
    </style:style>
    <style:style style:name="P7" style:family="paragraph" style:parent-style-name="Code">
      <style:text-properties officeooo:paragraph-rsid="0015ea03"/>
    </style:style>
    <style:style style:name="P8" style:family="paragraph" style:parent-style-name="Footnote">
      <style:text-properties officeooo:rsid="00159696" officeooo:paragraph-rsid="00159696"/>
    </style:style>
    <style:style style:name="P9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</style:style>
    <style:style style:name="P10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  <style:text-properties officeooo:paragraph-rsid="0012caec"/>
    </style:style>
    <style:style style:name="P11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  <style:text-properties officeooo:paragraph-rsid="00151c7f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61ba" style:font-style-asian="normal" style:font-style-complex="normal"/>
    </style:style>
    <style:style style:name="T4" style:family="text">
      <style:text-properties fo:font-style="normal" officeooo:rsid="0011ef23" style:font-style-asian="normal" style:font-style-complex="normal"/>
    </style:style>
    <style:style style:name="T5" style:family="text">
      <style:text-properties fo:font-style="normal" officeooo:rsid="0012caec" style:font-style-asian="normal" style:font-style-complex="normal"/>
    </style:style>
    <style:style style:name="T6" style:family="text">
      <style:text-properties fo:font-style="normal" officeooo:rsid="00163ef7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161ba" style:font-style-asian="italic" style:font-style-complex="italic"/>
    </style:style>
    <style:style style:name="T9" style:family="text">
      <style:text-properties officeooo:rsid="000e36be"/>
    </style:style>
    <style:style style:name="T10" style:family="text">
      <style:text-properties officeooo:rsid="001161ba"/>
    </style:style>
    <style:style style:name="T11" style:family="text">
      <style:text-properties officeooo:rsid="001161ba" style:font-style-asian="normal" style:font-style-complex="normal"/>
    </style:style>
    <style:style style:name="T12" style:family="text">
      <style:text-properties officeooo:rsid="0011ef23" style:font-style-asian="normal" style:font-style-complex="normal"/>
    </style:style>
    <style:style style:name="T13" style:family="text">
      <style:text-properties officeooo:rsid="0012caec" style:font-style-asian="normal" style:font-style-complex="normal"/>
    </style:style>
    <style:style style:name="T14" style:family="text">
      <style:text-properties officeooo:rsid="00151c7f" style:font-style-asian="normal" style:font-style-complex="normal"/>
    </style:style>
    <style:style style:name="T15" style:family="text">
      <style:text-properties officeooo:rsid="00163ef7" style:font-style-asian="normal" style:font-style-complex="normal"/>
    </style:style>
    <style:style style:name="T16" style:family="text">
      <style:text-properties officeooo:rsid="00139f09"/>
    </style:style>
    <style:style style:name="T17" style:family="text">
      <style:text-properties style:font-style-asian="italic" style:font-style-complex="italic"/>
    </style:style>
    <style:style style:name="T18" style:family="text">
      <style:text-properties officeooo:rsid="00159696" style:font-style-asian="italic" style:font-style-complex="italic"/>
    </style:style>
    <style:style style:name="T19" style:family="text">
      <style:text-properties officeooo:rsid="0015dca5" style:font-style-asian="italic" style:font-style-complex="italic"/>
    </style:style>
    <style:style style:name="T20" style:family="text">
      <style:text-properties officeooo:rsid="00159696"/>
    </style:style>
    <style:style style:name="T21" style:family="text">
      <style:text-properties officeooo:rsid="0015e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омандная строка</text:h>
      <text:p text:style-name="Первый_20_абзац">Вместе с языком идут программы для работы из командной строки, в частности lang2 и lang2.bat, первая для запуска в ОС LINUX (bash скрипт), вторая в WINDOWS, для запуска необходима установленная JAVA версии 1.6 или выше. Ниже дается описание как запускать.</text:p>
      <text:h text:style-name="Heading_20_2" text:outline-level="2">Синтаксис</text:h>
      <text:p text:style-name="P9"><text:span text:style-name="T10">Запуск <text:tab/>::=<text:tab/>Вызов_java</text:span> <text:span text:style-name="T10">{опции}</text:span> [скрипт_файл] <text:span text:style-name="T9">['</text:span><text:span text:style-name="Code_20_string_20_const"><text:span text:style-name="T9">--</text:span></text:span><text:span text:style-name="T9">'] [аргументы]</text:span></text:p>
      <text:p text:style-name="P9"><text:span text:style-name="T10">Вызов_java<text:tab/></text:span>::<text:span text:style-name="T10">=<text:tab/>'</text:span><text:span text:style-name="Code_20_string_20_const"><text:span text:style-name="T10">lang2</text:span></text:span><text:span text:style-name="T10">' | '</text:span><text:span text:style-name="Code_20_string_20_const"><text:span text:style-name="T11">java</text:span></text:span><text:span text:style-name="T8">' </text:span><text:span text:style-name="T3">указание_cp</text:span></text:p>
      <text:p text:style-name="P10"><text:span text:style-name="T3">указание_cp<text:tab/>::</text:span><text:span text:style-name="T5">=<text:tab/>'</text:span><text:span text:style-name="Code_20_string_20_const"><text:span text:style-name="T13">-cp</text:span></text:span><text:span text:style-name="T5">' указание_пути_к_классам главный_java_класс</text:span></text:p>
      <text:p text:style-name="P10"><text:span text:style-name="T5">главный_java_класс ::= '</text:span><text:span text:style-name="Code_20_string_20_const"><text:span text:style-name="T15">xyz.cofe.</text:span></text:span><text:span text:style-name="Code_20_string_20_const"><text:span text:style-name="T13">lang2.cli.CLI</text:span></text:span><text:span text:style-name="T5">'</text:span></text:p>
      <text:p text:style-name="P10"><text:span text:style-name="T5">указание_пути_к_классам ::= </text:span><text:span text:style-name="Code_20_Comment"><text:span text:style-name="T13">путь_к_jar</text:span></text:span><text:span text:style-name="T5"> { разделитель </text:span><text:span text:style-name="Code_20_Comment"><text:span text:style-name="T13">путь_к_jar</text:span></text:span><text:span text:style-name="T5"> }</text:span></text:p>
      <text:p text:style-name="P10"><text:span text:style-name="T5">указание_пути_к_jar ::= </text:span><text:span text:style-name="Code_20_Comment"><text:span text:style-name="T13">путь_к_jar</text:span></text:span></text:p>
      <text:p text:style-name="P10"><text:span text:style-name="T5">разделитель<text:tab/>::=<text:tab/>'</text:span><text:span text:style-name="Code_20_string_20_const"><text:span text:style-name="T13">;</text:span></text:span><text:span text:style-name="T5">' </text:span><text:span text:style-name="Code_20_Comment"><text:span text:style-name="T13">Для ОС Windows</text:span></text:span></text:p>
      <text:p text:style-name="P10"><text:span text:style-name="T5"><text:tab/>|<text:tab/>'</text:span><text:span text:style-name="Code_20_string_20_const"><text:span text:style-name="T13">:</text:span></text:span><text:span text:style-name="T5">' </text:span><text:span text:style-name="Code_20_Comment"><text:span text:style-name="T13">Для остальных ОС</text:span></text:span></text:p>
      <text:p text:style-name="P11"><text:span text:style-name="T14">путь_к_jar<text:tab/>::= </text:span><text:span text:style-name="Code_20_Comment"><text:span text:style-name="T14">путь к файлу/файлам jar входящих в состав дистрибутива</text:span></text:span></text:p>
      <text:h text:style-name="Heading_20_2" text:outline-level="2">Опции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-h</text:p>
            <text:p text:style-name="P3">-help</text:p>
          </table:table-cell>
          <table:table-cell table:style-name="Таблица1.A1" office:value-type="string">
            <text:p text:style-name="Table_20_Contents">Выводит справку по запуску</text:p>
          </table:table-cell>
        </table:table-row>
        <table:table-row>
          <table:table-cell table:style-name="Таблица1.A1" office:value-type="string">
            <text:p text:style-name="Code">-e <text:span text:style-name="Code_20_Comment"><text:span text:style-name="T17">Код</text:span></text:span></text:p>
            <text:p text:style-name="Code">--exp=<text:span text:style-name="Code_20_Comment"><text:span text:style-name="T17">Код</text:span></text:span></text:p>
          </table:table-cell>
          <table:table-cell table:style-name="Таблица1.A1" office:value-type="string">
            <text:p text:style-name="Table_20_Contents">Выражение которое необходимо выполнить</text:p>
          </table:table-cell>
        </table:table-row>
        <table:table-row>
          <table:table-cell table:style-name="Таблица1.A1" office:value-type="string">
            <text:p text:style-name="Code">-f <text:span text:style-name="Code_20_Comment"><text:span text:style-name="T17">Файл</text:span></text:span></text:p>
            <text:p text:style-name="Code">--file<text:span text:style-name="T9">=</text:span><text:span text:style-name="Code_20_Comment"><text:span text:style-name="T17">Файл</text:span></text:span></text:p>
          </table:table-cell>
          <table:table-cell table:style-name="Таблица1.A1" office:value-type="string">
            <text:p text:style-name="Table_20_Contents">Файл с исходным кодом который необходимо выполнить</text:p>
          </table:table-cell>
        </table:table-row>
        <table:table-row>
          <table:table-cell table:style-name="Таблица1.A1" office:value-type="string">
            <text:p text:style-name="Code">-l <text:span text:style-name="Code_20_Comment"><text:span text:style-name="T17">Файл</text:span></text:span></text:p>
            <text:p text:style-name="Code">--log=<text:span text:style-name="Code_20_Comment"><text:span text:style-name="T17">Файл</text:span></text:span></text:p>
          </table:table-cell>
          <table:table-cell table:style-name="Таблица1.A1" office:value-type="string">
            <text:p text:style-name="Table_20_Contents">Файл куда будет записан лог</text:p>
          </table:table-cell>
        </table:table-row>
        <table:table-row>
          <table:table-cell table:style-name="Таблица1.A1" office:value-type="string">
            <text:p text:style-name="Code">--cs=<text:span text:style-name="Code_20_Comment"><text:span text:style-name="T17">Кодировка</text:span></text:span></text:p>
          </table:table-cell>
          <table:table-cell table:style-name="Таблица1.A1" office:value-type="string">
            <text:p text:style-name="Table_20_Contents">Указывает кодировку которая используется для чтения файлов со скриптами и записи лог файлов</text:p>
          </table:table-cell>
        </table:table-row>
        <table:table-row>
          <table:table-cell table:style-name="Таблица1.A1" office:value-type="string">
            <text:p text:style-name="Code">--charsets</text:p>
          </table:table-cell>
          <table:table-cell table:style-name="Таблица1.A1" office:value-type="string">
            <text:p text:style-name="Table_20_Contents">Выводит список доступных кодировок</text:p>
          </table:table-cell>
        </table:table-row>
        <table:table-row>
          <table:table-cell table:style-name="Таблица1.A1" office:value-type="string">
            <text:p text:style-name="Code">--endl=<text:span text:style-name="Code_20_Comment"><text:span text:style-name="T18">default | windows | linux | mac | other</text:span></text:span></text:p>
          </table:table-cell>
          <table:table-cell table:style-name="Таблица1.A1" office:value-type="string">
            <text:p text:style-name="Table_20_Contents">Указывает символы перевода строк <text:span text:style-name="T20">(CR+LF</text:span><text:span text:style-name="T20"><text:note text:id="ftn1" text:note-class="footnote"><text:note-citation>1</text:note-citation><text:note-body><text:p text:style-name="P8">Символы обозначающие перевод строк, обычно \n на unix системах, и \r\n на windows.<text:line-break/>см. <text:a xlink:type="simple" xlink:href="http://ru.wikipedia.org/wiki/Перевод_строки">http://ru.wikipedia.org/wiki/Перевод_строки</text:a></text:p></text:note-body></text:note></text:span><text:span text:style-name="T20">)</text:span> используемые при выводе на консоль (STDIO) и в лог. Возможны следующие значения: windows, linux, mac, other, default</text:p>
          </table:table-cell>
        </table:table-row>
        <table:table-row>
          <table:table-cell table:style-name="Таблица1.A1" office:value-type="string">
            <text:p text:style-name="Code">-i</text:p>
            <text:p text:style-name="Code">--interactive</text:p>
          </table:table-cell>
          <table:table-cell table:style-name="Таблица1.A1" office:value-type="string">
            <text:p text:style-name="Table_20_Contents">Интерактивный режим работы</text:p>
          </table:table-cell>
        </table:table-row>
        <table:table-row>
          <table:table-cell table:style-name="Таблица1.A1" office:value-type="string">
            <text:p text:style-name="Code">--skipHello</text:p>
          </table:table-cell>
          <table:table-cell table:style-name="Таблица1.A1" office:value-type="string">
            <text:p text:style-name="Table_20_Contents">Отключает вывод подсказки в интерактивном режиме</text:p>
          </table:table-cell>
        </table:table-row>
        <text:soft-page-break/>
        <table:table-row>
          <table:table-cell table:style-name="Таблица1.A1" office:value-type="string">
            <text:p text:style-name="P2">--DynamicCL=<text:span text:style-name="Code_20_Comment"><text:span text:style-name="T17">true </text:span></text:span><text:span text:style-name="Code_20_Comment"><text:span text:style-name="T19">| </text:span></text:span><text:span text:style-name="Code_20_Comment"><text:span text:style-name="T17">false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4">--AddDynCP=<text:span text:style-name="Code_20_Comment"><text:span text:style-name="T17">Путь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4">-<text:span text:style-name="T20">c </text:span><text:bookmark-start text:name="__DdeLink__2127_1721063990"/><text:span text:style-name="Code_20_Comment"><text:span text:style-name="T20">Файл</text:span></text:span><text:bookmark-end text:name="__DdeLink__2127_1721063990"/></text:p>
            <text:p text:style-name="P5">--<text:span text:style-name="T20">config=</text:span><text:span text:style-name="Code_20_Comment"><text:span text:style-name="T20">Файл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6">--userInitScripts=<text:span text:style-name="Code_20_Comment">true|false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6">--consoleClass=<text:span text:style-name="Code_20_Comment">java_класс</text:span></text:p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Text_20_body"/>
      <text:p text:style-name="Text_20_body">Опции можно не указывать, после опций можно указать файл со скриптом что бы его запустить на исполнение.</text:p>
      <text:h text:style-name="Heading_20_2" text:outline-level="2">Пример<text:span text:style-name="T16">ы</text:span></text:h>
      <text:h text:style-name="Heading_20_3" text:outline-level="3">Интерактивный режим</text:h>
      <text:p text:style-name="P7"><text:span text:style-name="T21">[user@debian samples]$</text:span> lang2 -i </text:p>
      <text:p text:style-name="Code">Для завершения работы наберите exit() и нажмите ENTER </text:p>
      <text:p text:style-name="Code">Для справки наберите help( "help" ) и нажмите ENTER </text:p>
      <text:p text:style-name="Code_20_input">L2&gt; 1 + 2 </text:p>
      <text:p text:style-name="Code_20_output">3 </text:p>
      <text:p text:style-name="Code_20_input">L2&gt; exit() </text:p>
      <text:p text:style-name="Code_20_output">null </text:p>
      <text:h text:style-name="Heading_20_2" text:outline-level="2">Объекты командной строки</text:h>
      <text:h text:style-name="Heading_20_3" text:outline-level="3">cli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Heading">Свойство</text:p>
          </table:table-cell>
          <table:table-cell table:style-name="Таблица2.A1" office:value-type="string">
            <text:p text:style-name="Table_20_Heading">Тип</text:p>
          </table:table-cell>
          <table:table-cell table:style-name="Таблица2.C1" office:value-type="string">
            <text:p text:style-name="Table_20_Heading">Описание</text:p>
          </table:table-cell>
        </table:table-row>
        <table:table-row>
          <table:table-cell table:style-name="Таблица2.A2" office:value-type="string">
            <text:p text:style-name="Table_20_Contents">evalCommand</text:p>
          </table:table-cell>
          <table:table-cell table:style-name="Таблица2.A2" office:value-type="string">
            <text:p text:style-name="Table_20_Contents"><text:bookmark-start text:name="__DdeLink__227_521798955"/>Строка<text:bookmark-end text:name="__DdeLink__227_521798955"/></text:p>
          </table:table-cell>
          <table:table-cell table:style-name="Таблица2.C2" office:value-type="string">
            <text:p text:style-name="Table_20_Contents">Указывает строку после введения которой начнется исполнение, либо null для немедленного выполнения введенного кода.</text:p>
          </table:table-cell>
        </table:table-row>
        <table:table-row>
          <table:table-cell table:style-name="Таблица2.A2" office:value-type="string">
            <text:p text:style-name="Table_20_Contents">prompt</text:p>
          </table:table-cell>
          <table:table-cell table:style-name="Таблица2.A2" office:value-type="string">
            <text:p text:style-name="Table_20_Contents">Строка</text:p>
          </table:table-cell>
          <table:table-cell table:style-name="Таблица2.C2" office:value-type="string">
            <text:p text:style-name="Table_20_Contents">Подсказка отображаемая при введение кода, обычно это «L2&gt; »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FreeSans" svg:font-family="FreeSans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Liberation Mono" fo:font-family="'Liberation Mono'" style:font-style-name="Обычный" style:font-family-generic="modern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fo:padding="0.101cm" fo:border-left="2.49pt solid #3333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fo:padding="0.049cm" fo:border-left="2.49pt solid #99ff66" fo:border-right="none" fo:border-top="none" fo:border-bottom="none" style:shadow="none" style:join-border="true">
        <style:background-image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FreeSans" fo:font-family="FreeSans" style:font-style-name="Курсив" style:font-family-generic="swiss" style:font-pitch="variable" fo:font-size="9pt" fo:language="rue" fo:country="SK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Командная строка</text:chapter></text:span><text:tab/>от <text:modification-date style:data-style-name="N84">2014-07-17</text:modification-date></text:p>
      </style:header>
      <style:footer>
        <text:p text:style-name="Footer"><text:tab/><text:tab/><text:span text:style-name="MT3"><text:page-number text:select-page="current">1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2H2M41S</meta:editing-duration>
    <meta:editing-cycles>24</meta:editing-cycles>
    <meta:generator>LibreOffice/4.2.5.2$Linux_X86_64 LibreOffice_project/61cb170a04bb1f12e77c884eab9192be736ec5f5</meta:generator>
    <meta:initial-creator>gocha </meta:initial-creator>
    <dc:date>2014-07-17T10:12:49.200663146</dc:date>
    <dc:creator>Георгий Камнев</dc:creator>
    <meta:document-statistic meta:table-count="2" meta:image-count="0" meta:object-count="0" meta:page-count="2" meta:paragraph-count="66" meta:word-count="316" meta:character-count="2231" meta:non-whitespace-character-count="1983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